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6.675">
            <text:p>46.675</text:p>
          </table:table-cell>
          <table:table-cell table:number-columns-repeated="5"/>
          <table:table-cell table:formula="of:=SUM([.J3:.J501])" office:value-type="float" office:value="1389">
            <text:p>1389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 office:value-type="string">
            <text:p>???????</text:p>
          </table:table-cell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table:formula="of:=QUOTIENT(SUM(PRODUCT([.B12]; [.C12]); PRODUCT([.D12]; [.E12])); [.I12])" office:value-type="float" office:value="54">
            <text:p>54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string">
            <text:p>Watermelon + Storage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17">
            <text:p>0.17</text:p>
          </table:table-cell>
          <table:table-cell table:formula="of:=QUOTIENT(SUM(PRODUCT([.B25]; [.C25]); PRODUCT([.D25]; [.E25])); [.I25])" office:value-type="float" office:value="88">
            <text:p>8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9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19:1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6T19:18:48</dc:date>
    <dc:creator>Jean-Paul Calderone</dc:creator>
    <meta:generator>OpenOffice.org/3.2$Unix OpenOffice.org_project/320m19$Build-9505</meta:generator>
    <meta:editing-duration>PT82H24M58S</meta:editing-duration>
    <meta:editing-cycles>7</meta:editing-cycles>
    <meta:document-statistic meta:table-count="1" meta:cell-count="235" meta:object-count="0"/>
  </office:meta>
</office:document-meta>
</file>